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819cm" loext:decorative="false"/>
      <style:paragraph-properties style:writing-mode="lr-tb"/>
    </style:style>
    <style:style style:name="P1" style:family="paragraph">
      <style:paragraph-properties fo:text-align="end"/>
      <style:text-properties fo:font-size="60pt" style:font-size-asian="60pt" style:font-size-complex="60pt"/>
    </style:style>
    <style:style style:name="P2" style:family="paragraph">
      <loext:graphic-properties draw:fill="none" draw:fill-color="#ffffff"/>
      <style:paragraph-properties fo:text-align="end"/>
      <style:text-properties style:font-name="Luciole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color="#770000" loext:opacity="100%" style:font-name="Lucio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770000" loext:opacity="100%" style:font-name="Luciole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dd0000" loext:opacity="100%" style:font-name="Lucio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2.361cm" svg:height="8.069cm" svg:x="1.639cm" svg:y="3.781cm">
          <draw:text-box>
            <text:p text:style-name="P1"><text:span text:style-name="T1">A</text:span><text:span text:style-name="T2">ssociation </text:span><text:span text:style-name="T1">L</text:span><text:span text:style-name="T2">illoise</text:span><text:span text:style-name="T2"><text:line-break/></text:span><text:span text:style-name="T2">des </text:span><text:span text:style-name="T3">i</text:span><text:span text:style-name="T2">nternes</text:span><text:span text:style-name="T2"><text:line-break/></text:span><text:span text:style-name="T2">de </text:span><text:span text:style-name="T1">S</text:span><text:span text:style-name="T2">anté </text:span><text:span text:style-name="T1">P</text:span><text:span text:style-name="T2">ubliqu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3:34:01.077750929</meta:creation-date>
    <dc:date>2025-12-31T17:32:31.610725297</dc:date>
    <meta:editing-duration>PT45M48S</meta:editing-duration>
    <meta:editing-cycles>10</meta:editing-cycles>
    <meta:generator>LibreOffice/24.2.7.2$Linux_X86_64 LibreOffice_project/420$Build-2</meta:generator>
    <meta:document-statistic meta:object-count="1"/>
  </office:meta>
</office:document-meta>
</file>